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4ab1" officeooo:paragraph-rsid="00046ae1"/>
    </style:style>
    <style:style style:name="P2" style:family="paragraph" style:parent-style-name="Preformatted_20_Text">
      <style:text-properties officeooo:rsid="0005cb5b" officeooo:paragraph-rsid="0005cb5b"/>
    </style:style>
    <style:style style:name="P3" style:family="paragraph" style:parent-style-name="Preformatted_20_Text">
      <style:text-properties officeooo:rsid="0028533a" officeooo:paragraph-rsid="0028533a"/>
    </style:style>
    <style:style style:name="P4" style:family="paragraph" style:parent-style-name="Preformatted_20_Text">
      <style:text-properties officeooo:rsid="0028533a" officeooo:paragraph-rsid="002bb4d7"/>
    </style:style>
    <style:style style:name="P5" style:family="paragraph" style:parent-style-name="Preformatted_20_Text">
      <style:text-properties officeooo:rsid="0028533a" officeooo:paragraph-rsid="002c21c1"/>
    </style:style>
    <style:style style:name="P6" style:family="paragraph" style:parent-style-name="Preformatted_20_Text">
      <style:text-properties officeooo:rsid="002cfb15" officeooo:paragraph-rsid="002cfb15"/>
    </style:style>
    <style:style style:name="P7" style:family="paragraph" style:parent-style-name="Preformatted_20_Text">
      <style:text-properties officeooo:rsid="002e5c88" officeooo:paragraph-rsid="003143d3"/>
    </style:style>
    <style:style style:name="P8" style:family="paragraph" style:parent-style-name="Preformatted_20_Text">
      <style:text-properties officeooo:rsid="002e5c88" officeooo:paragraph-rsid="0032a9ba"/>
    </style:style>
    <style:style style:name="T1" style:family="text">
      <style:text-properties officeooo:rsid="001d764d"/>
    </style:style>
    <style:style style:name="T2" style:family="text">
      <style:text-properties officeooo:rsid="00046ae1"/>
    </style:style>
    <style:style style:name="T3" style:family="text">
      <style:text-properties officeooo:rsid="002882f6"/>
    </style:style>
    <style:style style:name="T4" style:family="text">
      <style:text-properties officeooo:rsid="002a6202"/>
    </style:style>
    <style:style style:name="T5" style:family="text">
      <style:text-properties officeooo:rsid="002bb4d7"/>
    </style:style>
    <style:style style:name="T6" style:family="text">
      <style:text-properties officeooo:rsid="002c21c1"/>
    </style:style>
    <style:style style:name="T7" style:family="text">
      <style:text-properties officeooo:rsid="002cfb15"/>
    </style:style>
    <style:style style:name="T8" style:family="text">
      <style:text-properties officeooo:rsid="002d6c5f"/>
    </style:style>
    <style:style style:name="T9" style:family="text">
      <style:text-properties officeooo:rsid="002de13c"/>
    </style:style>
    <style:style style:name="T10" style:family="text">
      <style:text-properties officeooo:rsid="002ec5d4"/>
    </style:style>
    <style:style style:name="T11" style:family="text">
      <style:text-properties officeooo:rsid="002f443b"/>
    </style:style>
    <style:style style:name="T12" style:family="text">
      <style:text-properties officeooo:rsid="0033e8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text:span text:style-name="T4">5</text:span> <text:span text:style-name="T1">Lab</text:span></text:p>
      <text:p text:style-name="P1">Peter Atkinson - 2555678</text:p>
      <text:p text:style-name="P1">Antoni Stevenet – <text:span text:style-name="T2">2557398</text:span></text:p>
      <text:p text:style-name="P1"/>
      <text:p text:style-name="P2">1.</text:p>
      <text:p text:style-name="P3">#00FF00 vs. FF0000 (red vs green) – The brightness difference is insufficient (73.44 and it's supposed to be &gt;=125). The colour different is sufficient (510 and it's supposed to be &gt;= 500). Contrast ratio is 2.91. It fails the WCAG 2.0 AA standards.</text:p>
      <text:p text:style-name="P3"/>
      <text:p text:style-name="P3">2. Native apps can tailor-made to the device(s) they're being deployed on, so they can take greater advantage of the hardware and operating system of the device and therefoce can have much better functionality. Web apps require only a browser so the same code can be used on multiple platforms.</text:p>
      <text:p text:style-name="P3"/>
      <text:p text:style-name="P5">3. <text:s/><text:span text:style-name="T6">The W3C Internationalization Activity's mission is to “ensure that W3C's formats and protocols are usable worldwide in all languages and in all writing systems.” (source: </text:span><text:a xlink:type="simple" xlink:href="http://www.w3.org/International/about" text:style-name="Internet_20_link" text:visited-style-name="Visited_20_Internet_20_Link"><text:span text:style-name="T6">http://www.w3.org/International/about</text:span></text:a><text:span text:style-name="T6">) Several groups work in tandem as part of the Internationalization Activity to ensure worldwide access to the web.</text:span></text:p>
      <text:p text:style-name="P3">4.</text:p>
      <text:p text:style-name="P3">5.</text:p>
      <text:p text:style-name="P3">6.<text:span text:style-name="T12">SCOPED SEARCH AMAZON BOOK SEARCH</text:span></text:p>
      <text:p text:style-name="P3">7.</text:p>
      <text:p text:style-name="P3">8. <text:span text:style-name="T7">The Common Log Format makes it easy to develop Web log analysis software because it puts the onus on the server administrator to adhere to the Common Log Format rather than the software developer, who would have to write code to decipher different formats of server logs. The more server administrators there are that adhere to the Common Log Format, the easier it is to amass big data sets to analyze. This could be used to find connections in link structure and website performance</text:span></text:p>
      <text:p text:style-name="P3">9. <text:span text:style-name="T3">Guideline 1.1: text alternatives</text:span></text:p>
      <text:p text:style-name="P4">10. <text:tab/><text:span text:style-name="T5">http://www.conservatives.com</text:span></text:p>
      <text:p text:style-name="P4"><text:tab/><text:span text:style-name="T5">6 Errors: all social media links are empty links</text:span></text:p>
      <text:p text:style-name="P3"><text:tab/><text:span text:style-name="T5">Suspicious link text</text:span></text:p>
      <text:p text:style-name="P3">Bonus:</text:p>
      <text:p text:style-name="P6">White Hat SEO:</text:p>
      <text:p text:style-name="P6"><text:tab/><text:span text:style-name="T8">Semantic markup – Use CSS to for design and HTML for content. Search engines give more weight to content inside heading elements.</text:span></text:p>
      <text:p text:style-name="P6"><text:tab/><text:span text:style-name="T9">High quality, visible content – self-explanatory</text:span></text:p>
      <text:p text:style-name="P6"><text:tab/><text:span text:style-name="T8">High quality inbound links – links to your site from relevant, highly ranked pages (as opposed to a link farm – see next point)</text:span></text:p>
      <text:p text:style-name="P6">Black Hat SEO:</text:p>
      <text:p text:style-name="P6"><text:tab/><text:span text:style-name="T8">Link farming – link farms list links to unrelated websites to increase their search engine rank</text:span></text:p>
      <text:p text:style-name="P6"><text:tab/><text:span text:style-name="T8">Hidden content – hiding content full of keywords out of sight from the user</text:span></text:p>
      <text:p text:style-name="P6"><text:tab/><text:span text:style-name="T8">Gateway pages – pages are designed specifically for search engines but the user never sees that page because he/she is redirected to the actual page</text:span></text:p>
      <text:p text:style-name="P6"/>
      <text:p text:style-name="P7">White Hat techniques <text:span text:style-name="T11">promote</text:span> accessibility. <text:span text:style-name="T11">Semantic markup, clear hierarchy, text links, alt text, functionality without JavaScript, clear language – they all help search engine rankings. Black Hat techniques rely on deception to get a high rank and that doesn't tend to translate well to accessible pages. Users browsing with technical or physical constraints may not be able to make any sense of a site where hidden content is revealed by their device and link descriptions don't match the content of the page, to name a few examples.</text:span></text:p>
      <text:p text:style-name="P8"><text:soft-page-break/><text:span text:style-name="T11">(sources: </text:span><text:a xlink:type="simple" xlink:href="http://www.pushon.co.uk/articles/top-5-white-hat-and-black-hat-search-optimisation-techniques/" text:style-name="Internet_20_link" text:visited-style-name="Visited_20_Internet_20_Link"><text:span text:style-name="T11">http://www.pushon.co.uk/articles/top-5-white-hat-and-black-hat-search-optimisation-techniques/</text:span></text:a><text:span text:style-name="T11">, http://alistapart.com/article/accessibilityse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8T15:29:19.245851000</meta:creation-date>
    <meta:editing-duration>PT22H48M22S</meta:editing-duration>
    <meta:editing-cycles>21</meta:editing-cycles>
    <meta:generator>LibreOffice/4.3.5.2$MacOSX_X86_64 LibreOffice_project/3a87456aaa6a95c63eea1c1b3201acedf0751bd5</meta:generator>
    <dc:date>2015-01-24T23:33:26.557313000</dc:date>
    <meta:document-statistic meta:table-count="0" meta:image-count="0" meta:object-count="0" meta:page-count="2" meta:paragraph-count="27" meta:word-count="456" meta:character-count="2947" meta:non-whitespace-character-count="2498"/>
  </office:meta>
</office:document-meta>
</file>